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ce" table:style-name="ta1">
        <table:shapes>
          <draw:frame draw:z-index="0" draw:style-name="gr1" draw:text-style-name="P1" svg:width="6.3043in" svg:height="3.5453in" svg:x="4.7469in" svg:y="1.5685in">
            <draw:object draw:notify-on-update-of-ranges="trace.G1:trace.G5 trace.J1:trace.J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2215696614260" calcext:value-type="float">
            <text:p>2215696614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in function</text:p>
          </table:table-cell>
          <table:table-cell/>
          <table:table-cell office:value-type="string" calcext:value-type="string">
            <text:p>main function</text:p>
          </table:table-cell>
          <table:table-cell table:formula="of:=[.C10]-[.C1]" office:value-type="float" office:value="73793293" calcext:value-type="float">
            <text:p>73793293</text:p>
          </table:table-cell>
          <table:table-cell table:formula="of:=[.H1]/1000" office:value-type="float" office:value="73793.293" calcext:value-type="float">
            <text:p>73793.293</text:p>
          </table:table-cell>
          <table:table-cell table:formula="of:=[.I1]/1000" office:value-type="float" office:value="73.793293" calcext:value-type="float">
            <text:p>73.793293</text:p>
          </table:table-cell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2215696653476" calcext:value-type="float">
            <text:p>2215696653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culationExample Function</text:p>
          </table:table-cell>
          <table:table-cell/>
          <table:table-cell office:value-type="string" calcext:value-type="string">
            <text:p>calculationExample Function</text:p>
          </table:table-cell>
          <table:table-cell table:formula="of:=[.C9]-[.C2]" office:value-type="float" office:value="73725534" calcext:value-type="float">
            <text:p>73725534</text:p>
          </table:table-cell>
          <table:table-cell table:formula="of:=[.H2]/1000" office:value-type="float" office:value="73725.534" calcext:value-type="float">
            <text:p>73725.534</text:p>
          </table:table-cell>
          <table:table-cell table:formula="of:=[.I2]/1000" office:value-type="float" office:value="73.725534" calcext:value-type="float">
            <text:p>73.725534</text:p>
          </table:table-cell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2215696678242" calcext:value-type="float">
            <text:p>2215696678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Allocation</text:p>
          </table:table-cell>
          <table:table-cell table:formula="of:=[.C4]-[.C3]" office:value-type="float" office:value="11073631" calcext:value-type="float">
            <text:p>11073631</text:p>
          </table:table-cell>
          <table:table-cell table:formula="of:=[.H3]/1000" office:value-type="float" office:value="11073.631" calcext:value-type="float">
            <text:p>11073.631</text:p>
          </table:table-cell>
          <table:table-cell table:formula="of:=[.I3]/1000" office:value-type="float" office:value="11.073631" calcext:value-type="float">
            <text:p>11.073631</text:p>
          </table:table-cell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2215707751873" calcext:value-type="float">
            <text:p>22157077518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Array initialization</text:p>
          </table:table-cell>
          <table:table-cell table:formula="of:=[.C6]-[.C5]" office:value-type="float" office:value="52411840" calcext:value-type="float">
            <text:p>52411840</text:p>
          </table:table-cell>
          <table:table-cell table:formula="of:=[.H4]/1000" office:value-type="float" office:value="52411.84" calcext:value-type="float">
            <text:p>52411.84</text:p>
          </table:table-cell>
          <table:table-cell table:formula="of:=[.I4]/1000" office:value-type="float" office:value="52.41184" calcext:value-type="float">
            <text:p>52.41184</text:p>
          </table:table-cell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2215707778213" calcext:value-type="float">
            <text:p>2215707778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 initialization</text:p>
          </table:table-cell>
          <table:table-cell/>
          <table:table-cell office:value-type="string" calcext:value-type="string">
            <text:p>Calculation</text:p>
          </table:table-cell>
          <table:table-cell table:formula="of:=[.C9]-[.C8]" office:value-type="float" office:value="5561025" calcext:value-type="float">
            <text:p>5561025</text:p>
          </table:table-cell>
          <table:table-cell table:formula="of:=[.H5]/1000" office:value-type="float" office:value="5561.025" calcext:value-type="float">
            <text:p>5561.025</text:p>
          </table:table-cell>
          <table:table-cell table:formula="of:=[.I5]/1000" office:value-type="float" office:value="5.561025" calcext:value-type="float">
            <text:p>5.561025</text:p>
          </table:table-cell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2215760190053" calcext:value-type="float">
            <text:p>2215760190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 initializ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2215760229306" calcext:value-type="float">
            <text:p>2215760229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cu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2215764817985" calcext:value-type="float">
            <text:p>2215764817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2215770379010" calcext:value-type="float">
            <text:p>2215770379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tionExample Fun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2215770407553" calcext:value-type="float">
            <text:p>2215770407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 functio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1T23:04:43.386061184</dc:date>
    <meta:editing-duration>PT11M29S</meta:editing-duration>
    <meta:editing-cycles>2</meta:editing-cycles>
    <meta:generator>LibreOffice/7.3.7.2$Linux_X86_64 LibreOffice_project/30$Build-2</meta:generator>
    <meta:document-statistic meta:table-count="1" meta:cell-count="7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bar" chart:style-name="ch1">
        <chart:legend chart:legend-position="end" svg:x="13.804cm" svg:y="4.204cm" style:legend-expansion="high" chart:style-name="ch2"/>
        <chart:plot-area chart:style-name="ch3" table:cell-range-address="trace.G1:trace.G5 trace.J1:trace.J5" chart:data-source-has-labels="column" svg:x="0.32cm" svg:y="0.18cm" svg:width="13.164cm" svg:height="8.646cm">
          <chart:coordinate-region svg:x="0.941cm" svg:y="0.379cm" svg:width="12.543cm" svg:height="4.791cm"/>
          <chart:axis chart:dimension="x" chart:name="primary-x" chart:style-name="ch4" chartooo:axis-type="auto">
            <chartooo:date-scale/>
            <chart:categories table:cell-range-address="trace.G1:trace.G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race.J1:trace.J5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main function</text:p>
                <draw:g>
                  <svg:desc>trace.G1:trace.G5</svg:desc>
                </draw:g>
              </table:table-cell>
              <table:table-cell office:value-type="float" office:value="73.793293">
                <text:p>73.793293</text:p>
                <draw:g>
                  <svg:desc>trace.J1:trace.J5</svg:desc>
                </draw:g>
              </table:table-cell>
            </table:table-row>
            <table:table-row>
              <table:table-cell office:value-type="string">
                <text:p>calculationExample Function</text:p>
              </table:table-cell>
              <table:table-cell office:value-type="float" office:value="73.725534">
                <text:p>73.725534</text:p>
              </table:table-cell>
            </table:table-row>
            <table:table-row>
              <table:table-cell office:value-type="string">
                <text:p>Allocation</text:p>
              </table:table-cell>
              <table:table-cell office:value-type="float" office:value="11.073631">
                <text:p>11.073631</text:p>
              </table:table-cell>
            </table:table-row>
            <table:table-row>
              <table:table-cell office:value-type="string">
                <text:p>Array initialization</text:p>
              </table:table-cell>
              <table:table-cell office:value-type="float" office:value="52.41184">
                <text:p>52.41184</text:p>
              </table:table-cell>
            </table:table-row>
            <table:table-row>
              <table:table-cell office:value-type="string">
                <text:p>Calculation</text:p>
              </table:table-cell>
              <table:table-cell office:value-type="float" office:value="5.561025">
                <text:p>5.561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